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C87D1ACD6815D7633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406cm" svg:stroke-color="#ff3333" draw:marker-start-width="1.422cm" draw:marker-end="Arrow" draw:marker-end-width="1.828cm" draw:fill="none" draw:textarea-vertical-align="middle" fo:padding-top="0.327cm" fo:padding-bottom="0.327cm" fo:padding-left="0.452cm" fo:padding-right="0.452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<text:s text:c="10"/></text:p>
          </draw:text-box>
        </draw:frame>
        <draw:frame draw:style-name="gr1" draw:text-style-name="P1" draw:layer="layout" svg:width="7.053cm" svg:height="7.053cm" svg:x="10.219cm" svg:y="8.89cm">
          <draw:image xlink:href="Pictures/10000201000000C8000000C87D1ACD6815D76333.png" xlink:type="simple" xlink:show="embed" xlink:actuate="onLoad">
            <text:p/>
          </draw:image>
        </draw:frame>
        <draw:path draw:style-name="gr2" draw:text-style-name="P2" draw:layer="layout" svg:width="5.79cm" svg:height="8.983cm" draw:transform="rotate (2.79008334223813) translate (12.7968275670661cm 14.4131006595277cm)" svg:viewBox="0 0 5791 8984" svg:d="M930 0c8440 146 4059 5947 506 8061-3553 2115 3336 81 1256-1001s-2692-2177-2692-2177">
          <text:p/>
        </draw:path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0T16:41:12.551265983</meta:creation-date>
    <dc:date>2017-04-20T17:32:55.394764584</dc:date>
    <meta:editing-duration>PT9M46S</meta:editing-duration>
    <meta:editing-cycles>1</meta:editing-cycles>
    <meta:document-statistic meta:object-count="26"/>
    <meta:generator>LibreOffice/5.1.6.2$Linux_X86_64 LibreOffice_project/10m0$Build-2</meta:generator>
  </office:meta>
</office:document-meta>
</file>